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29cm"/>
    </style:style>
    <style:style style:name="co2" style:family="table-column">
      <style:table-column-properties fo:break-before="auto" style:column-width="8.2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bres d'ajout dans le fichier (cercle)</text:p>
          </table:table-cell>
          <table:table-cell office:value-type="string" calcext:value-type="string">
            <text:p>Temps lecture du fichier en s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1" calcext:value-type="float">
            <text:p>0,00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,00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6" calcext:value-type="float">
            <text:p>0,06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1.6529" calcext:value-type="float">
            <text:p>11,6529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5.9" calcext:value-type="float">
            <text:p>15,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yenne sur 10 tests sur une machine de l'IN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2:42:14.436056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2:20:13.652655712</meta:creation-date>
    <dc:date>2015-02-03T12:49:27.675013769</dc:date>
    <meta:editing-duration>PT2H6M42S</meta:editing-duration>
    <meta:editing-cycles>6</meta:editing-cycles>
    <meta:generator>LibreOffice/4.2.6.2$Linux_X86_64 LibreOffice_project/420$Build-2</meta:generator>
    <meta:document-statistic meta:table-count="1" meta:cell-count="19" meta:object-count="0"/>
  </office:meta>
</office:document-meta>
</file>